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106ce" officeooo:paragraph-rsid="000106ce"/>
    </style:style>
    <style:style style:name="P2" style:family="paragraph" style:parent-style-name="Standard">
      <style:paragraph-properties fo:text-align="center" style:justify-single-word="false"/>
      <style:text-properties officeooo:rsid="000106ce" officeooo:paragraph-rsid="000106ce"/>
    </style:style>
    <style:style style:name="P3" style:family="paragraph" style:parent-style-name="Standard" style:list-style-name="L1">
      <style:text-properties officeooo:rsid="000106ce" officeooo:paragraph-rsid="000106ce"/>
    </style:style>
    <style:style style:name="P4" style:family="paragraph" style:parent-style-name="Standard" style:list-style-name="L1">
      <style:text-properties officeooo:rsid="000106ce" officeooo:paragraph-rsid="0001f02e"/>
    </style:style>
    <style:style style:name="P5" style:family="paragraph" style:parent-style-name="Standard" style:list-style-name="L1">
      <style:text-properties officeooo:rsid="0001f02e" officeooo:paragraph-rsid="0001f02e"/>
    </style:style>
    <style:style style:name="P6" style:family="paragraph" style:parent-style-name="Standard" style:list-style-name="L1">
      <style:text-properties officeooo:rsid="000321b6" officeooo:paragraph-rsid="000321b6"/>
    </style:style>
    <style:style style:name="T1" style:family="text">
      <style:text-properties officeooo:rsid="0003e5db"/>
    </style:style>
    <style:style style:name="T2" style:family="text">
      <style:text-properties officeooo:rsid="0004b1da"/>
    </style:style>
    <style:style style:name="T3" style:family="text">
      <style:text-properties officeooo:rsid="0005e34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d Denhalter</text:p>
      <text:p text:style-name="P1">Tyler Downs</text:p>
      <text:p text:style-name="P2"/>
      <text:p text:style-name="P1">425 HW 10</text:p>
      <text:p text:style-name="P1"/>
      <text:list xml:id="list2903975125024264531" text:style-name="L1">
        <text:list-item>
          <text:p text:style-name="P3">Longest critical section</text:p>
          <text:list>
            <text:list-item>
              <text:p text:style-name="P5">Result: <text:span text:style-name="T3">250</text:span></text:p>
            </text:list-item>
            <text:list-item>
              <text:p text:style-name="P5">How determined: <text:span text:style-name="T3">We determined by inspection that the critical section in YKQPost() was the longest, due to the fact that it calls so many functions and has the opportunity to be very long with multiple tasks in the suspend list. We then counted the lines of assembly code, including the maximum number of loop iterations that could happen in this lab in each loop in this section. </text:span></text:p>
            </text:list-item>
          </text:list>
          <text:p text:style-name="P3"><text:tab/></text:p>
          <text:p text:style-name="P3"/>
        </text:list-item>
        <text:list-item>
          <text:p text:style-name="P3">Worst case interrupt latency</text:p>
          <text:list>
            <text:list-item>
              <text:p text:style-name="P5">Result: <text:span text:style-name="T3">271</text:span></text:p>
            </text:list-item>
            <text:list-item>
              <text:p text:style-name="P5">How determined: <text:span text:style-name="T3">The longest ISR runs 21 lines of machine code <text:s/>before reaching the first line of the interrupt handler.</text:span></text:p>
            </text:list-item>
          </text:list>
          <text:p text:style-name="P4"><text:tab/></text:p>
          <text:p text:style-name="P4"/>
        </text:list-item>
        <text:list-item>
          <text:p text:style-name="P3">Overhead to post to a semaphore</text:p>
          <text:list>
            <text:list-item>
              <text:p text:style-name="P5">Result: <text:span text:style-name="T1">82 machine instructions</text:span></text:p>
            </text:list-item>
            <text:list-item>
              <text:p text:style-name="P5">How determined:</text:p>
              <text:list>
                <text:list-item>
                  <text:p text:style-name="P6">I counted the lines of assembly code. The scheduler takes 14 instructions if there is no change in task, and the dispatcher does not run. I also did not count the branch that moves TCBs to the ready list, since we are assuming no task is made ready.</text:p>
                </text:list-item>
              </text:list>
            </text:list-item>
          </text:list>
          <text:p text:style-name="P4"><text:tab/></text:p>
          <text:p text:style-name="P3"/>
        </text:list-item>
        <text:list-item>
          <text:p text:style-name="P3">Overhead to pend on a semaphore</text:p>
          <text:list>
            <text:list-item>
              <text:p text:style-name="P5">Result: <text:span text:style-name="T1">17 machine instructions</text:span></text:p>
            </text:list-item>
            <text:list-item>
              <text:p text:style-name="P5">How determined: <text:span text:style-name="T1">I counted the lines of assembly code. Assuming the semaphore is available the scheduler will not be called.</text:span></text:p>
            </text:list-item>
          </text:list>
          <text:p text:style-name="P4"><text:tab/></text:p>
          <text:p text:style-name="P4"/>
        </text:list-item>
        <text:list-item>
          <text:p text:style-name="P5">Overhead to switch contexts with YKDelayTask</text:p>
          <text:list>
            <text:list-item>
              <text:p text:style-name="P5">Result: <text:span text:style-name="T1">157 machine instructions</text:span></text:p>
            </text:list-item>
            <text:list-item>
              <text:p text:style-name="P5">How determined: <text:span text:style-name="T1">I counted the lines of assembly code. Up until the scheduler is called, YKDelayTask goes through 56 instructions. 39 of those come from removeFirstTCBFromRdyList(). Then the dispatcher will take 44 instructions. That plus the rest of the Scheduler code is 59 instructions. Those added together plus the first instruction of the new task adds up to 157.</text:span></text:p>
            </text:list-item>
          </text:list>
          <text:p text:style-name="P4"><text:tab/></text:p>
          <text:p text:style-name="P4"/>
        </text:list-item>
        <text:list-item>
          <text:p text:style-name="P5">Size of YAK C source code</text:p>
          <text:list>
            <text:list-item>
              <text:p text:style-name="P5">Result: <text:span text:style-name="T2">870 lines</text:span></text:p>
            </text:list-item>
            <text:list-item>
              <text:p text:style-name="P5">How determined: <text:span text:style-name="T2">I ran the command wc -l *.c</text:span></text:p>
            </text:list-item>
          </text:list>
          <text:p text:style-name="P4"><text:tab/></text:p>
          <text:p text:style-name="P4"/>
        </text:list-item>
        <text:list-item>
          <text:p text:style-name="P5">Size of YAK assembly source code</text:p>
          <text:list>
            <text:list-item>
              <text:p text:style-name="P5"><text:soft-page-break/>Result: <text:span text:style-name="T2">194 lines</text:span></text:p>
            </text:list-item>
            <text:list-item>
              <text:p text:style-name="P5">How determined:</text:p>
            </text:list-item>
          </text:list>
          <text:p text:style-name="P4"><text:tab/><text:span text:style-name="T2">I ran the command wc -l ISRs.s yaks.s</text:span></text:p>
          <text:p text:style-name="P4"/>
        </text:list-item>
        <text:list-item>
          <text:p text:style-name="P5">Amount of memory required in bytes</text:p>
          <text:list>
            <text:list-item>
              <text:p text:style-name="P5">Result: <text:span text:style-name="T2">11.3 kB</text:span></text:p>
            </text:list-item>
            <text:list-item>
              <text:p text:style-name="P5">How determined: <text:span text:style-name="T3">I looked at the size of the .bin file.</text:span></text:p>
            </text:list-item>
          </text:list>
          <text:p text:style-name="P4"><text:tab/></text:p>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4:08:54.555250390</meta:creation-date>
    <meta:editing-duration>PT20M17S</meta:editing-duration>
    <meta:editing-cycles>5</meta:editing-cycles>
    <meta:generator>LibreOffice/5.0.6.2$Linux_X86_64 LibreOffice_project/00$Build-2</meta:generator>
    <dc:date>2017-11-27T15:59:31.094620004</dc:date>
    <meta:document-statistic meta:table-count="0" meta:image-count="0" meta:object-count="0" meta:page-count="2" meta:paragraph-count="36" meta:word-count="346" meta:character-count="1910" meta:non-whitespace-character-count="1608"/>
  </office:meta>
</office:document-meta>
</file>